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55" style:family="table-cell" style:parent-style-name="Default">
      <style:text-properties style:font-name="Cascadia Mono" fo:font-style="italic" style:font-style-asian="italic" style:font-style-complex="italic"/>
    </style:style>
    <style:style style:name="ce56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57" style:family="table-cell" style:parent-style-name="Default" style:data-style-name="N100">
      <style:text-properties style:font-name="Cascadia Mono"/>
    </style:style>
    <style:style style:name="ce58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59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0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62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3" style:family="table-cell" style:parent-style-name="Default" style:data-style-name="N0">
      <style:text-properties style:font-name="Cascadia Mono"/>
    </style:style>
    <style:style style:name="ce64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65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66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68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69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70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71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19" style:family="table-cell" style:parent-style-name="Default" style:data-style-name="N99">
      <style:text-properties style:font-name="Cascadia Mono"/>
    </style:style>
    <style:style style:name="ce72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73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74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75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7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77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7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7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adPeriod41" table:style-name="ta1">
        <table:table-column table:style-name="co1" table:default-cell-style-name="ce1"/>
        <table:table-column table:style-name="co2" table:default-cell-style-name="ce63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57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55"/>
          <table:table-cell table:style-name="ce58" office:value-type="string" calcext:value-type="string">
            <text:p>*</text:p>
          </table:table-cell>
          <table:table-cell table:style-name="ce64" office:value-type="string" calcext:value-type="string">
            <text:p>..</text:p>
          </table:table-cell>
          <table:table-cell table:style-name="ce64" office:value-type="string" calcext:value-type="string">
            <text:p>1.</text:p>
          </table:table-cell>
          <table:table-cell table:style-name="ce64" office:value-type="string" calcext:value-type="string">
            <text:p>2.</text:p>
          </table:table-cell>
          <table:table-cell table:style-name="ce64" office:value-type="string" calcext:value-type="string">
            <text:p>3.</text:p>
          </table:table-cell>
          <table:table-cell table:style-name="ce64" office:value-type="string" calcext:value-type="string">
            <text:p>4.</text:p>
          </table:table-cell>
          <table:table-cell table:style-name="ce64" office:value-type="string" calcext:value-type="string">
            <text:p>5.</text:p>
          </table:table-cell>
          <table:table-cell table:style-name="ce64" office:value-type="string" calcext:value-type="string">
            <text:p>6.</text:p>
          </table:table-cell>
          <table:table-cell table:style-name="ce64" office:value-type="string" calcext:value-type="string">
            <text:p>7.</text:p>
          </table:table-cell>
          <table:table-cell table:style-name="ce64" office:value-type="string" calcext:value-type="string">
            <text:p>8.</text:p>
          </table:table-cell>
          <table:table-cell table:style-name="ce64" office:value-type="string" calcext:value-type="string">
            <text:p>9.</text:p>
          </table:table-cell>
          <table:table-cell table:style-name="ce64" office:value-type="string" calcext:value-type="string">
            <text:p>10.</text:p>
          </table:table-cell>
          <table:table-cell table:style-name="ce64" office:value-type="string" calcext:value-type="string">
            <text:p>11.</text:p>
          </table:table-cell>
          <table:table-cell table:style-name="ce64" office:value-type="string" calcext:value-type="string">
            <text:p>12.</text:p>
          </table:table-cell>
          <table:table-cell table:style-name="ce64" office:value-type="string" calcext:value-type="string">
            <text:p>13.</text:p>
          </table:table-cell>
          <table:table-cell table:style-name="ce64" office:value-type="string" calcext:value-type="string">
            <text:p>14.</text:p>
          </table:table-cell>
          <table:table-cell table:style-name="ce64" office:value-type="string" calcext:value-type="string">
            <text:p>15.</text:p>
          </table:table-cell>
          <table:table-cell table:style-name="ce64" office:value-type="string" calcext:value-type="string">
            <text:p>16.</text:p>
          </table:table-cell>
          <table:table-cell table:style-name="ce64" office:value-type="string" calcext:value-type="string">
            <text:p>17.</text:p>
          </table:table-cell>
          <table:table-cell table:style-name="ce64" office:value-type="string" calcext:value-type="string">
            <text:p>18.</text:p>
          </table:table-cell>
          <table:table-cell table:style-name="ce64" office:value-type="string" calcext:value-type="string">
            <text:p>19.</text:p>
          </table:table-cell>
          <table:table-cell table:style-name="ce64" office:value-type="string" calcext:value-type="string">
            <text:p>20.</text:p>
          </table:table-cell>
          <table:table-cell table:style-name="ce64" office:value-type="string" calcext:value-type="string">
            <text:p>21.</text:p>
          </table:table-cell>
          <table:table-cell table:style-name="ce64" office:value-type="string" calcext:value-type="string">
            <text:p>22.</text:p>
          </table:table-cell>
          <table:table-cell table:style-name="ce64" office:value-type="string" calcext:value-type="string">
            <text:p>23.</text:p>
          </table:table-cell>
          <table:table-cell table:style-name="ce64" office:value-type="string" calcext:value-type="string">
            <text:p>24.</text:p>
          </table:table-cell>
          <table:table-cell table:style-name="ce64" office:value-type="string" calcext:value-type="string">
            <text:p>25.</text:p>
          </table:table-cell>
          <table:table-cell table:style-name="ce64" office:value-type="string" calcext:value-type="string">
            <text:p>26.</text:p>
          </table:table-cell>
          <table:table-cell table:style-name="ce76" office:value-type="string" calcext:value-type="string">
            <text:p>::.</text:p>
          </table:table-cell>
          <table:table-cell table:style-name="ce55" table:number-columns-repeated="16354"/>
        </table:table-row>
        <table:table-row table:style-name="ro1">
          <table:table-cell table:style-name="ce55"/>
          <table:table-cell table:style-name="ce59" office:value-type="string" calcext:value-type="string">
            <text:p>*</text:p>
          </table:table-cell>
          <table:table-cell table:style-name="ce65" office:value-type="string" calcext:value-type="string">
            <text:p>app</text:p>
          </table:table-cell>
          <table:table-cell table:style-name="ce65" office:value-type="string" calcext:value-type="string">
            <text:p>archive</text:p>
          </table:table-cell>
          <table:table-cell table:style-name="ce65" office:value-type="string" calcext:value-type="string">
            <text:p>asset</text:p>
          </table:table-cell>
          <table:table-cell table:style-name="ce65" office:value-type="string" calcext:value-type="string">
            <text:p>configuration</text:p>
          </table:table-cell>
          <table:table-cell table:style-name="ce65" office:value-type="string" calcext:value-type="string">
            <text:p>data</text:p>
          </table:table-cell>
          <table:table-cell table:style-name="ce65" office:value-type="string" calcext:value-type="string">
            <text:p>diary</text:p>
          </table:table-cell>
          <table:table-cell table:style-name="ce65" office:value-type="string" calcext:value-type="string">
            <text:p>document</text:p>
          </table:table-cell>
          <table:table-cell table:style-name="ce65" office:value-type="string" calcext:value-type="string">
            <text:p>executable</text:p>
          </table:table-cell>
          <table:table-cell table:style-name="ce65" office:value-type="string" calcext:value-type="string">
            <text:p>experiment</text:p>
          </table:table-cell>
          <table:table-cell table:style-name="ce65" office:value-type="string" calcext:value-type="string">
            <text:p>fun</text:p>
          </table:table-cell>
          <table:table-cell table:style-name="ce65" office:value-type="string" calcext:value-type="string">
            <text:p>hazard</text:p>
          </table:table-cell>
          <table:table-cell table:style-name="ce65" office:value-type="string" calcext:value-type="string">
            <text:p>legal</text:p>
          </table:table-cell>
          <table:table-cell table:style-name="ce65" office:value-type="string" calcext:value-type="string">
            <text:p>library</text:p>
          </table:table-cell>
          <table:table-cell table:style-name="ce65" office:value-type="string" calcext:value-type="string">
            <text:p>link</text:p>
          </table:table-cell>
          <table:table-cell table:style-name="ce65" office:value-type="string" calcext:value-type="string">
            <text:p>log</text:p>
          </table:table-cell>
          <table:table-cell table:style-name="ce65" office:value-type="string" calcext:value-type="string">
            <text:p>material</text:p>
          </table:table-cell>
          <table:table-cell table:style-name="ce65" office:value-type="string" calcext:value-type="string">
            <text:p>multimedia</text:p>
          </table:table-cell>
          <table:table-cell table:style-name="ce65" office:value-type="string" calcext:value-type="string">
            <text:p>note</text:p>
          </table:table-cell>
          <table:table-cell table:style-name="ce65" office:value-type="string" calcext:value-type="string">
            <text:p>port</text:p>
          </table:table-cell>
          <table:table-cell table:style-name="ce65" office:value-type="string" calcext:value-type="string">
            <text:p>programming</text:p>
          </table:table-cell>
          <table:table-cell table:style-name="ce65" office:value-type="string" calcext:value-type="string">
            <text:p>quick</text:p>
          </table:table-cell>
          <table:table-cell table:style-name="ce65" office:value-type="string" calcext:value-type="string">
            <text:p>recording</text:p>
          </table:table-cell>
          <table:table-cell table:style-name="ce65" office:value-type="string" calcext:value-type="string">
            <text:p>session</text:p>
          </table:table-cell>
          <table:table-cell table:style-name="ce65" office:value-type="string" calcext:value-type="string">
            <text:p>task</text:p>
          </table:table-cell>
          <table:table-cell table:style-name="ce65" office:value-type="string" calcext:value-type="string">
            <text:p>temporary</text:p>
          </table:table-cell>
          <table:table-cell table:style-name="ce65" office:value-type="string" calcext:value-type="string">
            <text:p>vault</text:p>
          </table:table-cell>
          <table:table-cell table:style-name="ce65" office:value-type="string" calcext:value-type="string">
            <text:p>work</text:p>
          </table:table-cell>
          <table:table-cell table:style-name="ce77" office:value-type="string" calcext:value-type="string">
            <text:p>zip</text:p>
          </table:table-cell>
          <table:table-cell table:number-columns-repeated="2"/>
          <table:table-cell table:style-name="ce55" table:number-columns-repeated="16352"/>
        </table:table-row>
        <table:table-row table:style-name="ro1">
          <table:table-cell table:style-name="ce56"/>
          <table:table-cell table:style-name="ce60" office:value-type="string" calcext:value-type="string">
            <text:p>..</text:p>
          </table:table-cell>
          <table:table-cell table:style-name="ce56" office:value-type="string" calcext:value-type="string">
            <text:p>abstract</text:p>
          </table:table-cell>
          <table:table-cell table:style-name="ce56"/>
          <table:table-cell table:style-name="ce56" office:value-type="string" calcext:value-type="string">
            <text:p>account</text:p>
          </table:table-cell>
          <table:table-cell table:style-name="ce56"/>
          <table:table-cell table:style-name="ce56" office:value-type="string" calcext:value-type="string">
            <text:p>array</text:p>
          </table:table-cell>
          <table:table-cell table:style-name="ce56" office:value-type="string" calcext:value-type="string">
            <text:p>about</text:p>
          </table:table-cell>
          <table:table-cell table:style-name="ce56"/>
          <table:table-cell table:style-name="ce56" office:value-type="string" calcext:value-type="string">
            <text:p>amplify</text:p>
          </table:table-cell>
          <table:table-cell table:style-name="ce56" office:value-type="string" calcext:value-type="string">
            <text:p>absolute</text:p>
          </table:table-cell>
          <table:table-cell table:style-name="ce56" office:value-type="string" calcext:value-type="string">
            <text:p>activity</text:p>
          </table:table-cell>
          <table:table-cell table:style-name="ce56"/>
          <table:table-cell table:style-name="ce56" office:value-type="string" calcext:value-type="string">
            <text:p>advertisement</text:p>
          </table:table-cell>
          <table:table-cell table:style-name="ce56" office:value-type="string" calcext:value-type="string">
            <text:p>architecture</text:p>
          </table:table-cell>
          <table:table-cell table:style-name="ce56" table:number-columns-repeated="3"/>
          <table:table-cell table:style-name="ce56" office:value-type="string" calcext:value-type="string">
            <text:p>anime</text:p>
          </table:table-cell>
          <table:table-cell table:style-name="ce56"/>
          <table:table-cell table:style-name="ce56" office:value-type="string" calcext:value-type="string">
            <text:p>area</text:p>
          </table:table-cell>
          <table:table-cell table:style-name="ce56" office:value-type="string" calcext:value-type="string">
            <text:p>addon</text:p>
          </table:table-cell>
          <table:table-cell table:style-name="ce56"/>
          <table:table-cell table:style-name="ce56" office:value-type="string" calcext:value-type="string">
            <text:p>aside</text:p>
          </table:table-cell>
          <table:table-cell table:style-name="ce56" office:value-type="string" calcext:value-type="string">
            <text:p>add</text:p>
          </table:table-cell>
          <table:table-cell table:style-name="ce56" office:value-type="string" calcext:value-type="string">
            <text:p>admin</text:p>
          </table:table-cell>
          <table:table-cell table:style-name="ce56" office:value-type="string" calcext:value-type="string">
            <text:p>alarm</text:p>
          </table:table-cell>
          <table:table-cell table:style-name="ce56" office:value-type="string" calcext:value-type="string">
            <text:p>bean</text:p>
          </table:table-cell>
          <table:table-cell table:style-name="ce56" office:value-type="string" calcext:value-type="string">
            <text:p>analyse</text:p>
          </table:table-cell>
          <table:table-cell table:style-name="ce78" office:value-type="string" calcext:value-type="string">
            <text:p>appendix</text:p>
          </table:table-cell>
          <table:table-cell table:style-name="ce56" table:number-columns-repeated="16354"/>
        </table:table-row>
        <table:table-row table:style-name="ro1">
          <table:table-cell/>
          <table:table-cell table:style-name="ce61" office:value-type="string" calcext:value-type="string">
            <text:p>1.</text:p>
          </table:table-cell>
          <table:table-cell office:value-type="string" calcext:value-type="string">
            <text:p>accessibility</text:p>
          </table:table-cell>
          <table:table-cell table:style-name="ce67" office:value-type="string" calcext:value-type="string">
            <text:p>standard</text:p>
          </table:table-cell>
          <table:table-cell table:style-name="ce70" office:value-type="string" calcext:value-type="string">
            <text:p>authority</text:p>
          </table:table-cell>
          <table:table-cell table:style-name="ce70" office:value-type="string" calcext:value-type="string">
            <text:p>custom</text:p>
          </table:table-cell>
          <table:table-cell table:style-name="ce70" office:value-type="string" calcext:value-type="string">
            <text:p>blob</text:p>
          </table:table-cell>
          <table:table-cell table:style-name="ce70" office:value-type="string" calcext:value-type="string">
            <text:p>biodata</text:p>
          </table:table-cell>
          <table:table-cell table:style-name="ce70" office:value-type="string" calcext:value-type="string">
            <text:p>local</text:p>
          </table:table-cell>
          <table:table-cell table:style-name="ce70" office:value-type="string" calcext:value-type="string">
            <text:p>bin</text:p>
          </table:table-cell>
          <table:table-cell table:style-name="ce70" office:value-type="string" calcext:value-type="string">
            <text:p>arrow</text:p>
          </table:table-cell>
          <table:table-cell table:style-name="ce70" office:value-type="string" calcext:value-type="string">
            <text:p>adventure</text:p>
          </table:table-cell>
          <table:table-cell table:style-name="ce70" office:value-type="string" calcext:value-type="string">
            <text:p>arbitrary</text:p>
          </table:table-cell>
          <table:table-cell table:style-name="ce70" office:value-type="string" calcext:value-type="string">
            <text:p>agency</text:p>
          </table:table-cell>
          <table:table-cell table:style-name="ce70" office:value-type="string" calcext:value-type="string">
            <text:p>backup</text:p>
          </table:table-cell>
          <table:table-cell table:style-name="ce70" office:value-type="string" calcext:value-type="string">
            <text:p>path</text:p>
          </table:table-cell>
          <table:table-cell table:style-name="ce70" office:value-type="string" calcext:value-type="string">
            <text:p>automatic</text:p>
          </table:table-cell>
          <table:table-cell table:style-name="ce70" office:value-type="string" calcext:value-type="string">
            <text:p>electronic</text:p>
          </table:table-cell>
          <table:table-cell table:style-name="ce70" office:value-type="string" calcext:value-type="string">
            <text:p>artwork</text:p>
          </table:table-cell>
          <table:table-cell table:style-name="ce70" office:value-type="string" calcext:value-type="string">
            <text:p>assert</text:p>
          </table:table-cell>
          <table:table-cell table:style-name="ce70" office:value-type="string" calcext:value-type="string">
            <text:p>assign</text:p>
          </table:table-cell>
          <table:table-cell table:style-name="ce70" office:value-type="string" calcext:value-type="string">
            <text:p>applet</text:p>
          </table:table-cell>
          <table:table-cell table:style-name="ce70" office:value-type="string" calcext:value-type="string">
            <text:p>immediate</text:p>
          </table:table-cell>
          <table:table-cell table:style-name="ce70" office:value-type="string" calcext:value-type="string">
            <text:p>backward</text:p>
          </table:table-cell>
          <table:table-cell table:style-name="ce70" office:value-type="string" calcext:value-type="string">
            <text:p>century</text:p>
          </table:table-cell>
          <table:table-cell table:style-name="ce70" office:value-type="string" calcext:value-type="string">
            <text:p>board</text:p>
          </table:table-cell>
          <table:table-cell table:style-name="ce70" office:value-type="string" calcext:value-type="string">
            <text:p>bag</text:p>
          </table:table-cell>
          <table:table-cell table:style-name="ce70" office:value-type="string" calcext:value-type="string">
            <text:p>body</text:p>
          </table:table-cell>
          <table:table-cell table:style-name="ce72" office:value-type="string" calcext:value-type="string">
            <text:p>assemble</text:p>
          </table:table-cell>
          <table:table-cell table:style-name="ce79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.</text:p>
          </table:table-cell>
          <table:table-cell office:value-type="string" calcext:value-type="string">
            <text:p>attribute</text:p>
          </table:table-cell>
          <table:table-cell table:style-name="ce68" office:value-type="string" calcext:value-type="string">
            <text:p>basket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badg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hain</text:p>
          </table:table-cell>
          <table:table-cell table:style-name="ce73" office:value-type="string" calcext:value-type="string">
            <text:p>build</text:p>
          </table:table-cell>
          <table:table-cell table:style-name="ce79" office:value-type="string" calcext:value-type="string">
            <text:p>che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3.</text:p>
          </table:table-cell>
          <table:table-cell office:value-type="string" calcext:value-type="string">
            <text:p>class</text:p>
          </table:table-cell>
          <table:table-cell table:style-name="ce68"/>
          <table:table-cell office:value-type="string" calcext:value-type="string">
            <text:p>charge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restrict</text:p>
          </table:table-cell>
          <table:table-cell office:value-type="string" calcext:value-type="string">
            <text:p>auction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chip</text:p>
          </table:table-cell>
          <table:table-cell table:style-name="ce73" office:value-type="string" calcext:value-type="string">
            <text:p>business</text:p>
          </table:table-cell>
          <table:table-cell table:style-name="ce79" office:value-type="string" calcext:value-type="string">
            <text:p>cont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4.</text:p>
          </table:table-cell>
          <table:table-cell office:value-type="string" calcext:value-type="string">
            <text:p>container</text:p>
          </table:table-cell>
          <table:table-cell table:style-name="ce68"/>
          <table:table-cell office:value-type="string" calcext:value-type="string">
            <text:p>commercial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audit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joint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complex</text:p>
          </table:table-cell>
          <table:table-cell table:style-name="ce73" office:value-type="string" calcext:value-type="string">
            <text:p>compile</text:p>
          </table:table-cell>
          <table:table-cell table:style-name="ce79" office:value-type="string" calcext:value-type="string">
            <text:p>contra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5.</text:p>
          </table:table-cell>
          <table:table-cell office:value-type="string" calcext:value-type="string">
            <text:p>device</text:p>
          </table:table-cell>
          <table:table-cell table:style-name="ce68"/>
          <table:table-cell office:value-type="string" calcext:value-type="string">
            <text:p>corporation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ntest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verbo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cellular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decrement</text:p>
          </table:table-cell>
          <table:table-cell office:value-type="string" calcext:value-type="string">
            <text:p>expire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dge</text:p>
          </table:table-cell>
          <table:table-cell table:style-name="ce74" office:value-type="string" calcext:value-type="string">
            <text:p>conference</text:p>
          </table:table-cell>
          <table:table-cell table:style-name="ce79" office:value-type="string" calcext:value-type="string">
            <text:p>cop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6.</text:p>
          </table:table-cell>
          <table:table-cell office:value-type="string" calcext:value-type="string">
            <text:p>dimension</text:p>
          </table:table-cell>
          <table:table-cell table:style-name="ce68"/>
          <table:table-cell office:value-type="string" calcext:value-type="string">
            <text:p>coupon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documentary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finite</text:p>
          </table:table-cell>
          <table:table-cell office:value-type="string" calcext:value-type="string">
            <text:p>deliver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engine</text:p>
          </table:table-cell>
          <table:table-cell table:style-name="ce74" office:value-type="string" calcext:value-type="string">
            <text:p>delegate</text:p>
          </table:table-cell>
          <table:table-cell table:style-name="ce79" office:value-type="string" calcext:value-type="string">
            <text:p>directo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7.</text:p>
          </table:table-cell>
          <table:table-cell office:value-type="string" calcext:value-type="string">
            <text:p>footer</text:p>
          </table:table-cell>
          <table:table-cell table:style-name="ce68"/>
          <table:table-cell office:value-type="string" calcext:value-type="string">
            <text:p>credi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assessmen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figur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formula</text:p>
          </table:table-cell>
          <table:table-cell table:style-name="ce73" office:value-type="string" calcext:value-type="string">
            <text:p>demonstrate</text:p>
          </table:table-cell>
          <table:table-cell table:style-name="ce79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8.</text:p>
          </table:table-cell>
          <table:table-cell office:value-type="string" calcext:value-type="string">
            <text:p>function</text:p>
          </table:table-cell>
          <table:table-cell table:style-name="ce68"/>
          <table:table-cell office:value-type="string" calcext:value-type="string">
            <text:p>debit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cron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freelance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gree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gateway</text:p>
          </table:table-cell>
          <table:table-cell table:style-name="ce73" office:value-type="string" calcext:value-type="string">
            <text:p>deploy</text:p>
          </table:table-cell>
          <table:table-cell table:style-name="ce79" office:value-type="string" calcext:value-type="string">
            <text:p>frac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9.</text:p>
          </table:table-cell>
          <table:table-cell office:value-type="string" calcext:value-type="string">
            <text:p>header</text:p>
          </table:table-cell>
          <table:table-cell table:style-name="ce68"/>
          <table:table-cell office:value-type="string" calcext:value-type="string">
            <text:p>download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case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hrase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identity</text:p>
          </table:table-cell>
          <table:table-cell table:style-name="ce73" office:value-type="string" calcext:value-type="string">
            <text:p>develop</text:p>
          </table:table-cell>
          <table:table-cell table:style-name="ce79" office:value-type="string" calcext:value-type="string">
            <text:p>frag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0.</text:p>
          </table:table-cell>
          <table:table-cell office:value-type="string" calcext:value-type="string">
            <text:p>hierarchy</text:p>
          </table:table-cell>
          <table:table-cell table:style-name="ce68"/>
          <table:table-cell office:value-type="string" calcext:value-type="string">
            <text:p>due</text:p>
          </table:table-cell>
          <table:table-cell office:value-type="string" calcext:value-type="string">
            <text:p>packet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exhibition</text:p>
          </table:table-cell>
          <table:table-cell/>
          <table:table-cell office:value-type="string" calcext:value-type="string">
            <text:p>company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micro</text:p>
          </table:table-cell>
          <table:table-cell table:style-name="ce73" office:value-type="string" calcext:value-type="string">
            <text:p>drive</text:p>
          </table:table-cell>
          <table:table-cell table:style-name="ce79" office:value-type="string" calcext:value-type="string">
            <text:p>gr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1.</text:p>
          </table:table-cell>
          <table:table-cell office:value-type="string" calcext:value-type="string">
            <text:p>information</text:p>
          </table:table-cell>
          <table:table-cell table:style-name="ce68"/>
          <table:table-cell office:value-type="string" calcext:value-type="string">
            <text:p>endeavour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east</text:p>
          </table:table-cell>
          <table:table-cell/>
          <table:table-cell office:value-type="string" calcext:value-type="string">
            <text:p>contract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quotation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indication</text:p>
          </table:table-cell>
          <table:table-cell office:value-type="string" calcext:value-type="string">
            <text:p>indefinite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mobile</text:p>
          </table:table-cell>
          <table:table-cell table:style-name="ce73" office:value-type="string" calcext:value-type="string">
            <text:p>duty</text:p>
          </table:table-cell>
          <table:table-cell table:style-name="ce79" office:value-type="string" calcext:value-type="string">
            <text:p>ind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2.</text:p>
          </table:table-cell>
          <table:table-cell office:value-type="string" calcext:value-type="string">
            <text:p>instrument</text:p>
          </table:table-cell>
          <table:table-cell table:style-name="ce68"/>
          <table:table-cell office:value-type="string" calcext:value-type="string">
            <text:p>insuranc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inclusiv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ame</text:p>
          </table:table-cell>
          <table:table-cell/>
          <table:table-cell office:value-type="string" calcext:value-type="string">
            <text:p>estat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parcel</text:p>
          </table:table-cell>
          <table:table-cell office:value-type="string" calcext:value-type="string">
            <text:p>mail</text:p>
          </table:table-cell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interpret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model</text:p>
          </table:table-cell>
          <table:table-cell table:style-name="ce73" office:value-type="string" calcext:value-type="string">
            <text:p>exercise</text:p>
          </table:table-cell>
          <table:table-cell table:style-name="ce79" office:value-type="string" calcext:value-type="string">
            <text:p>ite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3.</text:p>
          </table:table-cell>
          <table:table-cell office:value-type="string" calcext:value-type="string">
            <text:p>job</text:p>
          </table:table-cell>
          <table:table-cell table:style-name="ce68"/>
          <table:table-cell office:value-type="string" calcext:value-type="string">
            <text:p>inventory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oliday</text:p>
          </table:table-cell>
          <table:table-cell/>
          <table:table-cell office:value-type="string" calcext:value-type="string">
            <text:p>excise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society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shipment</text:p>
          </table:table-cell>
          <table:table-cell office:value-type="string" calcext:value-type="string">
            <text:p>movie</text:p>
          </table:table-cell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restart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invoke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nano</text:p>
          </table:table-cell>
          <table:table-cell table:style-name="ce73" office:value-type="string" calcext:value-type="string">
            <text:p>fund</text:p>
          </table:table-cell>
          <table:table-cell table:style-name="ce79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4.</text:p>
          </table:table-cell>
          <table:table-cell office:value-type="string" calcext:value-type="string">
            <text:p>meta</text:p>
          </table:table-cell>
          <table:table-cell table:style-name="ce68"/>
          <table:table-cell office:value-type="string" calcext:value-type="string">
            <text:p>ledger</text:p>
          </table:table-cell>
          <table:table-cell/>
          <table:table-cell office:value-type="string" calcext:value-type="string">
            <text:p>miscellaneous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statistic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government</text:p>
          </table:table-cell>
          <table:table-cell office:value-type="string" calcext:value-type="string">
            <text:p>instance</text:p>
          </table:table-cell>
          <table:table-cell/>
          <table:table-cell office:value-type="string" calcext:value-type="string">
            <text:p>commit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music</text:p>
          </table:table-cell>
          <table:table-cell/>
          <table:table-cell office:value-type="string" calcext:value-type="string">
            <text:p>offline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keyword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egative</text:p>
          </table:table-cell>
          <table:table-cell table:style-name="ce73" office:value-type="string" calcext:value-type="string">
            <text:p>implement</text:p>
          </table:table-cell>
          <table:table-cell table:style-name="ce79" office:value-type="string" calcext:value-type="string">
            <text:p>lo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5.</text:p>
          </table:table-cell>
          <table:table-cell office:value-type="string" calcext:value-type="string">
            <text:p>method</text:p>
          </table:table-cell>
          <table:table-cell table:style-name="ce68"/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night</text:p>
          </table:table-cell>
          <table:table-cell/>
          <table:table-cell office:value-type="string" calcext:value-type="string">
            <text:p>push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passion</text:p>
          </table:table-cell>
          <table:table-cell/>
          <table:table-cell office:value-type="string" calcext:value-type="string">
            <text:p>industry</text:p>
          </table:table-cell>
          <table:table-cell office:value-type="string" calcext:value-type="string">
            <text:p>measurement</text:p>
          </table:table-cell>
          <table:table-cell/>
          <table:table-cell table:style-name="ce19" office:value-type="string" calcext:value-type="string">
            <text:p>least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neutral</text:p>
          </table:table-cell>
          <table:table-cell table:style-name="ce73" office:value-type="string" calcext:value-type="string">
            <text:p>install</text:p>
          </table:table-cell>
          <table:table-cell table:style-name="ce79" office:value-type="string" calcext:value-type="string">
            <text:p>lo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6.</text:p>
          </table:table-cell>
          <table:table-cell office:value-type="string" calcext:value-type="string">
            <text:p>module</text:p>
          </table:table-cell>
          <table:table-cell table:style-name="ce68"/>
          <table:table-cell office:value-type="string" calcext:value-type="string">
            <text:p>policy</text:p>
          </table:table-cell>
          <table:table-cell/>
          <table:table-cell office:value-type="string" calcext:value-type="string">
            <text:p>numerical</text:p>
          </table:table-cell>
          <table:table-cell office:value-type="string" calcext:value-type="string">
            <text:p>passport</text:p>
          </table:table-cell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lay</text:p>
          </table:table-cell>
          <table:table-cell/>
          <table:table-cell office:value-type="string" calcext:value-type="string">
            <text:p>ink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moral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photograph</text:p>
          </table:table-cell>
          <table:table-cell/>
          <table:table-cell office:value-type="string" calcext:value-type="string">
            <text:p>rout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article</text:p>
          </table:table-cell>
          <table:table-cell table:style-name="ce73" office:value-type="string" calcext:value-type="string">
            <text:p>invest</text:p>
          </table:table-cell>
          <table:table-cell table:style-name="ce79" office:value-type="string" calcext:value-type="string">
            <text:p>mar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7.</text:p>
          </table:table-cell>
          <table:table-cell office:value-type="string" calcext:value-type="string">
            <text:p>namespace</text:p>
          </table:table-cell>
          <table:table-cell table:style-name="ce68"/>
          <table:table-cell office:value-type="string" calcext:value-type="string">
            <text:p>product</text:p>
          </table:table-cell>
          <table:table-cell/>
          <table:table-cell office:value-type="string" calcext:value-type="string">
            <text:p>paragraph</text:p>
          </table:table-cell>
          <table:table-cell office:value-type="string" calcext:value-type="string">
            <text:p>personal</text:p>
          </table:table-cell>
          <table:table-cell/>
          <table:table-cell office:value-type="string" calcext:value-type="string">
            <text:p>queue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programme</text:p>
          </table:table-cell>
          <table:table-cell/>
          <table:table-cell office:value-type="string" calcext:value-type="string">
            <text:p>license</text:p>
          </table:table-cell>
          <table:table-cell office:value-type="string" calcext:value-type="string">
            <text:p>package</text:p>
          </table:table-cell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picture</text:p>
          </table:table-cell>
          <table:table-cell/>
          <table:table-cell office:value-type="string" calcext:value-type="string">
            <text:p>section</text:p>
          </table:table-cell>
          <table:table-cell office:value-type="string" calcext:value-type="string">
            <text:p>microcontroller</text:p>
          </table:table-cell>
          <table:table-cell/>
          <table:table-cell office:value-type="string" calcext:value-type="string">
            <text:p>player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poll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passphrase</text:p>
          </table:table-cell>
          <table:table-cell table:style-name="ce73" office:value-type="string" calcext:value-type="string">
            <text:p>manage</text:p>
          </table:table-cell>
          <table:table-cell table:style-name="ce79" office:value-type="string" calcext:value-type="string">
            <text:p>orig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8.</text:p>
          </table:table-cell>
          <table:table-cell office:value-type="string" calcext:value-type="string">
            <text:p>office</text:p>
          </table:table-cell>
          <table:table-cell table:style-name="ce68"/>
          <table:table-cell office:value-type="string" calcext:value-type="string">
            <text:p>property</text:p>
          </table:table-cell>
          <table:table-cell/>
          <table:table-cell office:value-type="string" calcext:value-type="string">
            <text:p>point</text:p>
          </table:table-cell>
          <table:table-cell office:value-type="string" calcext:value-type="string">
            <text:p>plan</text:p>
          </table:table-cell>
          <table:table-cell/>
          <table:table-cell office:value-type="string" calcext:value-type="string">
            <text:p>rotate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puzzle</text:p>
          </table:table-cell>
          <table:table-cell/>
          <table:table-cell office:value-type="string" calcext:value-type="string">
            <text:p>organisation</text:p>
          </table:table-cell>
          <table:table-cell office:value-type="string" calcext:value-type="string">
            <text:p>register</text:p>
          </table:table-cell>
          <table:table-cell/>
          <table:table-cell office:value-type="string" calcext:value-type="string">
            <text:p>mirro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poster</text:p>
          </table:table-cell>
          <table:table-cell/>
          <table:table-cell office:value-type="string" calcext:value-type="string">
            <text:p>sector</text:p>
          </table:table-cell>
          <table:table-cell office:value-type="string" calcext:value-type="string">
            <text:p>node</text:p>
          </table:table-cell>
          <table:table-cell/>
          <table:table-cell office:value-type="string" calcext:value-type="string">
            <text:p>render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password</text:p>
          </table:table-cell>
          <table:table-cell table:style-name="ce73" office:value-type="string" calcext:value-type="string">
            <text:p>manufacture</text:p>
          </table:table-cell>
          <table:table-cell table:style-name="ce79" office:value-type="string" calcext:value-type="string">
            <text:p>pla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9.</text:p>
          </table:table-cell>
          <table:table-cell office:value-type="string" calcext:value-type="string">
            <text:p>operation</text:p>
          </table:table-cell>
          <table:table-cell table:style-name="ce68"/>
          <table:table-cell office:value-type="string" calcext:value-type="string">
            <text:p>protocol</text:p>
          </table:table-cell>
          <table:table-cell/>
          <table:table-cell office:value-type="string" calcext:value-type="string">
            <text:p>print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show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quiz</text:p>
          </table:table-cell>
          <table:table-cell/>
          <table:table-cell office:value-type="string" calcext:value-type="string">
            <text:p>permit</text:p>
          </table:table-cell>
          <table:table-cell office:value-type="string" calcext:value-type="string">
            <text:p>secret</text:p>
          </table:table-cell>
          <table:table-cell/>
          <table:table-cell office:value-type="string" calcext:value-type="string">
            <text:p>genuine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ractical</text:p>
          </table:table-cell>
          <table:table-cell/>
          <table:table-cell office:value-type="string" calcext:value-type="string">
            <text:p>segment</text:p>
          </table:table-cell>
          <table:table-cell office:value-type="string" calcext:value-type="string">
            <text:p>pipe</text:p>
          </table:table-cell>
          <table:table-cell/>
          <table:table-cell office:value-type="string" calcext:value-type="string">
            <text:p>resume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pin</text:p>
          </table:table-cell>
          <table:table-cell table:style-name="ce73" office:value-type="string" calcext:value-type="string">
            <text:p>market</text:p>
          </table:table-cell>
          <table:table-cell table:style-name="ce79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0.</text:p>
          </table:table-cell>
          <table:table-cell office:value-type="string" calcext:value-type="string">
            <text:p>process</text:p>
          </table:table-cell>
          <table:table-cell table:style-name="ce68"/>
          <table:table-cell office:value-type="string" calcext:value-type="string">
            <text:p>signature</text:p>
          </table:table-cell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protected</text:p>
          </table:table-cell>
          <table:table-cell/>
          <table:table-cell office:value-type="string" calcext:value-type="string">
            <text:p>skew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remix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serial</text:p>
          </table:table-cell>
          <table:table-cell/>
          <table:table-cell office:value-type="string" calcext:value-type="string">
            <text:p>attention</text:p>
          </table:table-cell>
          <table:table-cell office:value-type="string" calcext:value-type="string">
            <text:p>auxiliary</text:p>
          </table:table-cell>
          <table:table-cell office:value-type="string" calcext:value-type="string">
            <text:p>slogan</text:p>
          </table:table-cell>
          <table:table-cell/>
          <table:table-cell office:value-type="string" calcext:value-type="string">
            <text:p>statement</text:p>
          </table:table-cell>
          <table:table-cell office:value-type="string" calcext:value-type="string">
            <text:p>plugin</text:p>
          </table:table-cell>
          <table:table-cell/>
          <table:table-cell office:value-type="string" calcext:value-type="string">
            <text:p>scape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positive</text:p>
          </table:table-cell>
          <table:table-cell table:style-name="ce73" office:value-type="string" calcext:value-type="string">
            <text:p>meet</text:p>
          </table:table-cell>
          <table:table-cell table:style-name="ce79" office:value-type="string" calcext:value-type="string">
            <text:p>sig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1.</text:p>
          </table:table-cell>
          <table:table-cell office:value-type="string" calcext:value-type="string">
            <text:p>prototype</text:p>
          </table:table-cell>
          <table:table-cell table:style-name="ce68"/>
          <table:table-cell office:value-type="string" calcext:value-type="string">
            <text:p>stock</text:p>
          </table:table-cell>
          <table:table-cell/>
          <table:table-cell office:value-type="string" calcext:value-type="string">
            <text:p>reverse</text:p>
          </table:table-cell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sort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pirit</text:p>
          </table:table-cell>
          <table:table-cell/>
          <table:table-cell office:value-type="string" calcext:value-type="string">
            <text:p>politics</text:p>
          </table:table-cell>
          <table:table-cell office:value-type="string" calcext:value-type="string">
            <text:p>series</text:p>
          </table:table-cell>
          <table:table-cell table:number-columns-repeated="2"/>
          <table:table-cell office:value-type="string" calcext:value-type="string">
            <text:p>background</text:p>
          </table:table-cell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token</text:p>
          </table:table-cell>
          <table:table-cell office:value-type="string" calcext:value-type="string">
            <text:p>script</text:p>
          </table:table-cell>
          <table:table-cell/>
          <table:table-cell office:value-type="string" calcext:value-type="string">
            <text:p>screen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ange</text:p>
          </table:table-cell>
          <table:table-cell table:style-name="ce73" office:value-type="string" calcext:value-type="string">
            <text:p>practice</text:p>
          </table:table-cell>
          <table:table-cell table:style-name="ce79" office:value-type="string" calcext:value-type="string">
            <text:p>siz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2.</text:p>
          </table:table-cell>
          <table:table-cell office:value-type="string" calcext:value-type="string">
            <text:p>resource</text:p>
          </table:table-cell>
          <table:table-cell table:style-name="ce68"/>
          <table:table-cell office:value-type="string" calcext:value-type="string">
            <text:p>tariff</text:p>
          </table:table-cell>
          <table:table-cell/>
          <table:table-cell office:value-type="string" calcext:value-type="string">
            <text:p>sentence</text:p>
          </table:table-cell>
          <table:table-cell office:value-type="string" calcext:value-type="string">
            <text:p>relation</text:p>
          </table:table-cell>
          <table:table-cell/>
          <table:table-cell office:value-type="string" calcext:value-type="string">
            <text:p>spike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sport</text:p>
          </table:table-cell>
          <table:table-cell/>
          <table:table-cell office:value-type="string" calcext:value-type="string">
            <text:p>promotion</text:p>
          </table:table-cell>
          <table:table-cell office:value-type="string" calcext:value-type="string">
            <text:p>set</text:p>
          </table:table-cell>
          <table:table-cell table:number-columns-repeated="3"/>
          <table:table-cell office:value-type="string" calcext:value-type="string">
            <text:p>sound</text:p>
          </table:table-cell>
          <table:table-cell/>
          <table:table-cell office:value-type="string" calcext:value-type="string">
            <text:p>transfer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signa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report</text:p>
          </table:table-cell>
          <table:table-cell table:style-name="ce73" office:value-type="string" calcext:value-type="string">
            <text:p>produce</text:p>
          </table:table-cell>
          <table:table-cell table:style-name="ce79" office:value-type="string" calcext:value-type="string">
            <text:p>ste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3.</text:p>
          </table:table-cell>
          <table:table-cell office:value-type="string" calcext:value-type="string">
            <text:p>syntax</text:p>
          </table:table-cell>
          <table:table-cell table:style-name="ce68"/>
          <table:table-cell office:value-type="string" calcext:value-type="string">
            <text:p>transaction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role</text:p>
          </table:table-cell>
          <table:table-cell/>
          <table:table-cell office:value-type="string" calcext:value-type="string">
            <text:p>stack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ry</text:p>
          </table:table-cell>
          <table:table-cell/>
          <table:table-cell office:value-type="string" calcext:value-type="string">
            <text:p>scrutiny</text:p>
          </table:table-cell>
          <table:table-cell office:value-type="string" calcext:value-type="string">
            <text:p>stamp</text:p>
          </table:table-cell>
          <table:table-cell table:number-columns-repeated="3"/>
          <table:table-cell office:value-type="string" calcext:value-type="string">
            <text:p>store</text:p>
          </table:table-cell>
          <table:table-cell/>
          <table:table-cell office:value-type="string" calcext:value-type="string">
            <text:p>transport</text:p>
          </table:table-cell>
          <table:table-cell office:value-type="string" calcext:value-type="string">
            <text:p>shell</text:p>
          </table:table-cell>
          <table:table-cell/>
          <table:table-cell office:value-type="string" calcext:value-type="string">
            <text:p>skip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root</text:p>
          </table:table-cell>
          <table:table-cell table:style-name="ce73" office:value-type="string" calcext:value-type="string">
            <text:p>represent</text:p>
          </table:table-cell>
          <table:table-cell table:style-name="ce79" office:value-type="string" calcext:value-type="string">
            <text:p>symbo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4.</text:p>
          </table:table-cell>
          <table:table-cell office:value-type="string" calcext:value-type="string">
            <text:p>tool</text:p>
          </table:table-cell>
          <table:table-cell table:style-name="ce68"/>
          <table:table-cell office:value-type="string" calcext:value-type="string">
            <text:p>treasure</text:p>
          </table:table-cell>
          <table:table-cell/>
          <table:table-cell office:value-type="string" calcext:value-type="string">
            <text:p>table</text:p>
          </table:table-cell>
          <table:table-cell office:value-type="string" calcext:value-type="string">
            <text:p>routine</text:p>
          </table:table-cell>
          <table:table-cell/>
          <table:table-cell office:value-type="string" calcext:value-type="string">
            <text:p>static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our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structur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slash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translat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scroll</text:p>
          </table:table-cell>
          <table:table-cell table:style-name="ce73" office:value-type="string" calcext:value-type="string">
            <text:p>service</text:p>
          </table:table-cell>
          <table:table-cell table:style-name="ce79" office:value-type="string" calcext:value-type="string">
            <text:p>ti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5.</text:p>
          </table:table-cell>
          <table:table-cell office:value-type="string" calcext:value-type="string">
            <text:p>user</text:p>
          </table:table-cell>
          <table:table-cell table:style-name="ce68"/>
          <table:table-cell office:value-type="string" calcext:value-type="string">
            <text:p>upload</text:p>
          </table:table-cell>
          <table:table-cell/>
          <table:table-cell office:value-type="string" calcext:value-type="string">
            <text:p>textual</text:p>
          </table:table-cell>
          <table:table-cell office:value-type="string" calcext:value-type="string">
            <text:p>schedule</text:p>
          </table:table-cell>
          <table:table-cell/>
          <table:table-cell office:value-type="string" calcext:value-type="string">
            <text:p>tilt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toy</text:p>
          </table:table-cell>
          <table:table-cell/>
          <table:table-cell office:value-type="string" calcext:value-type="string">
            <text:p>shop</text:p>
          </table:table-cell>
          <table:table-cell office:value-type="string" calcext:value-type="string">
            <text:p>tag</text:p>
          </table:table-cell>
          <table:table-cell table:number-columns-repeated="3"/>
          <table:table-cell office:value-type="string" calcext:value-type="string">
            <text:p>theory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stop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ystem</text:p>
          </table:table-cell>
          <table:table-cell table:style-name="ce73" office:value-type="string" calcext:value-type="string">
            <text:p>space</text:p>
          </table:table-cell>
          <table:table-cell table:style-name="ce79" office:value-type="string" calcext:value-type="string">
            <text:p>ti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6.</text:p>
          </table:table-cell>
          <table:table-cell office:value-type="string" calcext:value-type="string">
            <text:p>utility</text:p>
          </table:table-cell>
          <table:table-cell table:style-name="ce69"/>
          <table:table-cell table:style-name="ce71" office:value-type="string" calcext:value-type="string">
            <text:p>venture</text:p>
          </table:table-cell>
          <table:table-cell table:style-name="ce71"/>
          <table:table-cell table:style-name="ce71" office:value-type="string" calcext:value-type="string">
            <text:p>variable</text:p>
          </table:table-cell>
          <table:table-cell table:style-name="ce71" office:value-type="string" calcext:value-type="string">
            <text:p>season</text:p>
          </table:table-cell>
          <table:table-cell table:style-name="ce71"/>
          <table:table-cell table:style-name="ce71" office:value-type="string" calcext:value-type="string">
            <text:p>triple</text:p>
          </table:table-cell>
          <table:table-cell table:style-name="ce71" office:value-type="string" calcext:value-type="string">
            <text:p>view</text:p>
          </table:table-cell>
          <table:table-cell table:style-name="ce71" office:value-type="string" calcext:value-type="string">
            <text:p>training</text:p>
          </table:table-cell>
          <table:table-cell table:style-name="ce71"/>
          <table:table-cell table:style-name="ce71" office:value-type="string" calcext:value-type="string">
            <text:p>tax</text:p>
          </table:table-cell>
          <table:table-cell table:style-name="ce71" office:value-type="string" calcext:value-type="string">
            <text:p>term</text:p>
          </table:table-cell>
          <table:table-cell table:style-name="ce71" table:number-columns-repeated="3"/>
          <table:table-cell table:style-name="ce71" office:value-type="string" calcext:value-type="string">
            <text:p>video</text:p>
          </table:table-cell>
          <table:table-cell table:style-name="ce71"/>
          <table:table-cell table:style-name="ce71" office:value-type="string" calcext:value-type="string">
            <text:p>volume</text:p>
          </table:table-cell>
          <table:table-cell table:style-name="ce71" office:value-type="string" calcext:value-type="string">
            <text:p>tree</text:p>
          </table:table-cell>
          <table:table-cell table:style-name="ce71"/>
          <table:table-cell table:style-name="ce71" office:value-type="string" calcext:value-type="string">
            <text:p>wave</text:p>
          </table:table-cell>
          <table:table-cell table:style-name="ce71" office:value-type="string" calcext:value-type="string">
            <text:p>week</text:p>
          </table:table-cell>
          <table:table-cell table:style-name="ce71" office:value-type="string" calcext:value-type="string">
            <text:p>use</text:p>
          </table:table-cell>
          <table:table-cell table:style-name="ce71" office:value-type="string" calcext:value-type="string">
            <text:p>total</text:p>
          </table:table-cell>
          <table:table-cell table:style-name="ce71" office:value-type="string" calcext:value-type="string">
            <text:p>timeline</text:p>
          </table:table-cell>
          <table:table-cell table:style-name="ce75" office:value-type="string" calcext:value-type="string">
            <text:p>test</text:p>
          </table:table-cell>
          <table:table-cell table:style-name="ce79" office:value-type="string" calcext:value-type="string">
            <text:p>title</text:p>
          </table:table-cell>
          <table:table-cell table:number-columns-repeated="2"/>
          <table:table-cell table:style-name="ce56" table:number-columns-repeated="16352"/>
        </table:table-row>
        <table:table-row table:style-name="ro1">
          <table:table-cell table:style-name="ce56"/>
          <table:table-cell table:style-name="ce62" office:value-type="string" calcext:value-type="string">
            <text:p>::.</text:p>
          </table:table-cell>
          <table:table-cell table:style-name="ce66" office:value-type="string" calcext:value-type="string">
            <text:p>vendor</text:p>
          </table:table-cell>
          <table:table-cell table:style-name="ce66"/>
          <table:table-cell table:style-name="ce66" office:value-type="string" calcext:value-type="string">
            <text:p>warehouse</text:p>
          </table:table-cell>
          <table:table-cell table:style-name="ce66"/>
          <table:table-cell table:style-name="ce66" office:value-type="string" calcext:value-type="string">
            <text:p>word</text:p>
          </table:table-cell>
          <table:table-cell table:style-name="ce66" office:value-type="string" calcext:value-type="string">
            <text:p>weather</text:p>
          </table:table-cell>
          <table:table-cell table:style-name="ce66"/>
          <table:table-cell table:style-name="ce66" office:value-type="string" calcext:value-type="string">
            <text:p>zoom</text:p>
          </table:table-cell>
          <table:table-cell table:style-name="ce66" office:value-type="string" calcext:value-type="string">
            <text:p>zone</text:p>
          </table:table-cell>
          <table:table-cell table:style-name="ce66" office:value-type="string" calcext:value-type="string">
            <text:p>vacation</text:p>
          </table:table-cell>
          <table:table-cell table:style-name="ce66"/>
          <table:table-cell table:style-name="ce66" office:value-type="string" calcext:value-type="string">
            <text:p>trade</text:p>
          </table:table-cell>
          <table:table-cell table:style-name="ce66" office:value-type="string" calcext:value-type="string">
            <text:p>ticket</text:p>
          </table:table-cell>
          <table:table-cell table:style-name="ce66" table:number-columns-repeated="3"/>
          <table:table-cell table:style-name="ce66" office:value-type="string" calcext:value-type="string">
            <text:p>wallpaper</text:p>
          </table:table-cell>
          <table:table-cell table:style-name="ce66"/>
          <table:table-cell table:style-name="ce66" office:value-type="string" calcext:value-type="string">
            <text:p>voucher</text:p>
          </table:table-cell>
          <table:table-cell table:style-name="ce66" office:value-type="string" calcext:value-type="string">
            <text:p>web</text:p>
          </table:table-cell>
          <table:table-cell table:style-name="ce66"/>
          <table:table-cell table:style-name="ce66" office:value-type="string" calcext:value-type="string">
            <text:p>whole</text:p>
          </table:table-cell>
          <table:table-cell table:style-name="ce66" office:value-type="string" calcext:value-type="string">
            <text:p>year</text:p>
          </table:table-cell>
          <table:table-cell table:style-name="ce66" office:value-type="string" calcext:value-type="string">
            <text:p>vote</text:p>
          </table:table-cell>
          <table:table-cell table:style-name="ce66" office:value-type="string" calcext:value-type="string">
            <text:p>triangle</text:p>
          </table:table-cell>
          <table:table-cell table:style-name="ce66" office:value-type="string" calcext:value-type="string">
            <text:p>unique</text:p>
          </table:table-cell>
          <table:table-cell table:style-name="ce66" office:value-type="string" calcext:value-type="string">
            <text:p>verification</text:p>
          </table:table-cell>
          <table:table-cell table:style-name="ce80" office:value-type="string" calcext:value-type="string">
            <text:p>unit</text:p>
          </table:table-cell>
          <table:table-cell table:style-name="ce56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loadPeriod41.AC5:loadPeriod41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 style:data-style-name="N2" text:time-value="18:32:37.782582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8-27T19:25:14.251373100</dc:date>
    <meta:editing-duration>P1DT1H51M34S</meta:editing-duration>
    <meta:editing-cycles>427</meta:editing-cycles>
    <meta:generator>LibreOffice/25.2.5.2$Windows_X86_64 LibreOffice_project/03d19516eb2e1dd5d4ccd751a0d6f35f35e08022</meta:generator>
    <meta:document-statistic meta:table-count="1" meta:cell-count="736" meta:object-count="0"/>
  </office:meta>
</office:document-meta>
</file>